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7cf7c"/>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Code">
      <style:text-properties officeooo:paragraph-rsid="01da0c11"/>
    </style:style>
    <style:style style:name="P5" style:family="paragraph" style:parent-style-name="Text_20_body">
      <style:text-properties officeooo:rsid="01dd32ca" officeooo:paragraph-rsid="01dd32ca"/>
    </style:style>
    <style:style style:name="P6" style:family="paragraph" style:parent-style-name="Text_20_body">
      <style:text-properties officeooo:rsid="01e2a2e7" officeooo:paragraph-rsid="01e2a2e7"/>
    </style:style>
    <style:style style:name="P7" style:family="paragraph" style:parent-style-name="Standard">
      <style:text-properties officeooo:rsid="01e0409b" officeooo:paragraph-rsid="01e0409b"/>
    </style:style>
    <style:style style:name="P8" style:family="paragraph" style:parent-style-name="Text_20_body">
      <style:text-properties officeooo:rsid="01d53be4" officeooo:paragraph-rsid="01d53be4"/>
    </style:style>
    <style:style style:name="P9" style:family="paragraph" style:parent-style-name="Text_20_body">
      <style:text-properties officeooo:rsid="01d6eeba" officeooo:paragraph-rsid="01d6eeba"/>
    </style:style>
    <style:style style:name="P10" style:family="paragraph" style:parent-style-name="Text_20_body">
      <style:text-properties officeooo:rsid="01d8b591" officeooo:paragraph-rsid="01d8b591"/>
    </style:style>
    <style:style style:name="P11" style:family="paragraph" style:parent-style-name="Text_20_body">
      <style:text-properties officeooo:rsid="01da0c11" officeooo:paragraph-rsid="01da0c11"/>
    </style:style>
    <style:style style:name="P12" style:family="paragraph" style:parent-style-name="Text_20_body">
      <style:text-properties officeooo:rsid="01df6abe" officeooo:paragraph-rsid="01df6abe"/>
    </style:style>
    <style:style style:name="P13" style:family="paragraph" style:parent-style-name="Text_20_body">
      <style:text-properties officeooo:paragraph-rsid="01e2fdfb"/>
    </style:style>
    <style:style style:name="P14" style:family="paragraph" style:parent-style-name="Heading_20_1">
      <style:text-properties fo:font-style="normal" officeooo:rsid="01d53be4" officeooo:paragraph-rsid="01d53be4" style:font-style-asian="normal" style:font-style-complex="normal"/>
    </style:style>
    <style:style style:name="P15" style:family="paragraph" style:parent-style-name="Heading_20_1">
      <style:text-properties officeooo:rsid="01d5f188" officeooo:paragraph-rsid="01d5f188"/>
    </style:style>
    <style:style style:name="P16" style:family="paragraph" style:parent-style-name="Heading_20_1">
      <style:text-properties officeooo:rsid="01dd32ca" officeooo:paragraph-rsid="01dd32ca"/>
    </style:style>
    <style:style style:name="P17" style:family="paragraph" style:parent-style-name="Heading_20_1">
      <style:text-properties officeooo:rsid="01dca377" officeooo:paragraph-rsid="01dca377"/>
    </style:style>
    <style:style style:name="P18" style:family="paragraph" style:parent-style-name="Heading_20_2">
      <style:text-properties officeooo:rsid="01e2a2e7" officeooo:paragraph-rsid="01e2a2e7"/>
    </style:style>
    <style:style style:name="P19" style:family="paragraph" style:parent-style-name="Heading_20_2">
      <style:text-properties officeooo:rsid="01e2fdfb" officeooo:paragraph-rsid="01e2fdfb"/>
    </style:style>
    <style:style style:name="P20" style:family="paragraph" style:parent-style-name="Standard" style:list-style-name="AdvLab-Bullet"/>
    <style:style style:name="P21" style:family="paragraph" style:parent-style-name="Text_20_body" style:list-style-name="AdvLab-Bullet">
      <style:text-properties officeooo:paragraph-rsid="01d6eeba"/>
    </style:style>
    <style:style style:name="P22" style:family="paragraph" style:parent-style-name="Text_20_body" style:list-style-name="AdvLab-Bullet">
      <style:text-properties fo:font-style="normal" officeooo:rsid="01d5f188" officeooo:paragraph-rsid="01d6eeba" style:font-style-asian="normal" style:font-style-complex="normal"/>
    </style:style>
    <style:style style:name="P23" style:family="paragraph" style:parent-style-name="Text_20_body" style:list-style-name="AdvLab-Bullet">
      <style:text-properties fo:font-style="normal" officeooo:rsid="01d6eeba" officeooo:paragraph-rsid="01d6eeba" style:font-style-asian="normal" style:font-style-complex="normal"/>
    </style:style>
    <style:style style:name="P24" style:family="paragraph" style:parent-style-name="Text_20_body">
      <style:text-properties fo:font-style="normal" officeooo:rsid="01d8b591" officeooo:paragraph-rsid="01d8b591" style:font-style-asian="normal" style:font-style-complex="normal"/>
    </style:style>
    <style:style style:name="P25" style:family="paragraph" style:parent-style-name="Text_20_body">
      <style:text-properties fo:font-style="normal" officeooo:rsid="01d9d954" officeooo:paragraph-rsid="01d8b591" style:font-style-asian="normal" style:font-style-complex="normal"/>
    </style:style>
    <style:style style:name="P26" style:family="paragraph" style:parent-style-name="Text_20_body">
      <style:text-properties fo:font-style="normal" officeooo:rsid="01dd32ca" officeooo:paragraph-rsid="01dd32ca" style:font-style-asian="normal" style:font-style-complex="normal"/>
    </style:style>
    <style:style style:name="P27" style:family="paragraph" style:parent-style-name="Text_20_body" style:list-style-name="AdvLab-Bullet">
      <style:text-properties officeooo:rsid="01d6eeba" officeooo:paragraph-rsid="01d6eeba"/>
    </style:style>
    <style:style style:name="P28" style:family="paragraph" style:parent-style-name="Text_20_body">
      <style:text-properties officeooo:rsid="01e2a2e7" officeooo:paragraph-rsid="01e2a2e7"/>
    </style:style>
    <style:style style:name="P29" style:family="paragraph" style:parent-style-name="Text_20_body">
      <style:text-properties officeooo:rsid="01e4468f" officeooo:paragraph-rsid="01e4468f"/>
    </style:style>
    <style:style style:name="P30" style:family="paragraph" style:parent-style-name="Text_20_body" style:list-style-name="AdvLab-Bullet">
      <style:text-properties officeooo:rsid="01e8c80f" officeooo:paragraph-rsid="01e8c80f"/>
    </style:style>
    <style:style style:name="P31" style:family="paragraph" style:parent-style-name="Text_20_body" style:list-style-name="AdvLab-Bullet">
      <style:text-properties officeooo:rsid="01ea5495" officeooo:paragraph-rsid="01ea5495"/>
    </style:style>
    <style:style style:name="P32" style:family="paragraph" style:parent-style-name="Text_20_body" style:list-style-name="AdvLab-Bullet">
      <style:text-properties officeooo:rsid="01eb94e6" officeooo:paragraph-rsid="01eb94e6"/>
    </style:style>
    <style:style style:name="T1" style:family="text">
      <style:text-properties fo:font-size="12pt" fo:font-weight="bold" officeooo:rsid="01d53be4"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d53be4"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fo:font-style="italic" style:font-style-asian="italic" style:font-style-complex="italic"/>
    </style:style>
    <style:style style:name="T12" style:family="text">
      <style:text-properties fo:font-style="italic" officeooo:rsid="01e0409b" style:font-style-asian="italic" style:font-style-complex="italic"/>
    </style:style>
    <style:style style:name="T13" style:family="text">
      <style:text-properties fo:font-style="italic" officeooo:rsid="01e7c804"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1d5f188" style:font-style-asian="normal" style:font-style-complex="normal"/>
    </style:style>
    <style:style style:name="T16" style:family="text">
      <style:text-properties fo:font-style="normal" officeooo:rsid="01d6eeba" style:font-style-asian="normal" style:font-style-complex="normal"/>
    </style:style>
    <style:style style:name="T17" style:family="text">
      <style:text-properties fo:font-style="normal" officeooo:rsid="01d8b591" style:font-style-asian="normal" style:font-style-complex="normal"/>
    </style:style>
    <style:style style:name="T18" style:family="text">
      <style:text-properties fo:font-style="normal" officeooo:rsid="01d9d954" style:font-style-asian="normal" style:font-style-complex="normal"/>
    </style:style>
    <style:style style:name="T19" style:family="text">
      <style:text-properties fo:font-style="normal" officeooo:rsid="01dc04d1" style:font-style-asian="normal" style:font-style-complex="normal"/>
    </style:style>
    <style:style style:name="T20" style:family="text">
      <style:text-properties fo:font-style="normal" officeooo:rsid="01e0409b" style:font-style-asian="normal" style:font-style-complex="normal"/>
    </style:style>
    <style:style style:name="T21" style:family="text">
      <style:text-properties fo:font-style="normal" officeooo:rsid="01e2fdfb" style:font-style-asian="normal" style:font-style-complex="normal"/>
    </style:style>
    <style:style style:name="T22" style:family="text">
      <style:text-properties fo:font-style="normal" officeooo:rsid="01e7c804" style:font-style-asian="normal" style:font-style-complex="normal"/>
    </style:style>
    <style:style style:name="T23" style:family="text">
      <style:text-properties fo:font-style="normal" officeooo:rsid="01ea5495" style:font-style-asian="normal" style:font-style-complex="normal"/>
    </style:style>
    <style:style style:name="T24" style:family="text">
      <style:text-properties style:text-position="super 58%" fo:font-style="italic" style:font-style-asian="italic" style:font-style-complex="italic"/>
    </style:style>
    <style:style style:name="T25" style:family="text">
      <style:text-properties officeooo:rsid="01d6eeba"/>
    </style:style>
    <style:style style:name="T26" style:family="text">
      <style:text-properties officeooo:rsid="01d9d954"/>
    </style:style>
    <style:style style:name="T27" style:family="text">
      <style:text-properties officeooo:rsid="01da0c11"/>
    </style:style>
    <style:style style:name="T28" style:family="text">
      <style:text-properties officeooo:rsid="01dc04d1"/>
    </style:style>
    <style:style style:name="T29" style:family="text">
      <style:text-properties officeooo:rsid="01dd32ca"/>
    </style:style>
    <style:style style:name="T30" style:family="text">
      <style:text-properties officeooo:rsid="01e0409b"/>
    </style:style>
    <style:style style:name="T31" style:family="text">
      <style:text-properties officeooo:rsid="01e2a2e7"/>
    </style:style>
    <style:style style:name="T32" style:family="text">
      <style:text-properties officeooo:rsid="01e2fdfb"/>
    </style:style>
    <style:style style:name="T33" style:family="text">
      <style:text-properties officeooo:rsid="01e7c8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Introduction</text:h>
      <text:p text:style-name="P8"><text:span text:style-name="T14">The amazing Pico W also has </text:span><text:span text:style-name="T15">a built-in radio module. This module can be used for both WiFi and Bluetooth connectivity. So you can build devices that don’t need to be plugged into computers to take and save data.</text:span></text:p>
      <text:h text:style-name="P15" text:outline-level="1">WiFi Fun – <text:span text:style-name="T11">Getting Started</text:span><text:span text:style-name="T14">, </text:span><text:span text:style-name="T11">2</text:span><text:span text:style-name="T24">nd</text:span><text:span text:style-name="T11"> ed.</text:span><text:span text:style-name="T14"> Chapter 11</text:span></text:h>
      <text:list xml:id="list3263614172" text:style-name="AdvLab-Bullet">
        <text:list-item>
          <text:p text:style-name="P22">Start reading and working through Ch. 12. </text:p>
        </text:list-item>
        <text:list-item>
          <text:p text:style-name="P22">For a network we will use:</text:p>
          <text:list>
            <text:list-item>
              <text:p text:style-name="P22">SSID: GENEVAGAMING </text:p>
            </text:list-item>
            <text:list-item>
              <text:p text:style-name="P23">PSK: GenevaGameConsoles</text:p>
            </text:list-item>
          </text:list>
        </text:list-item>
        <text:list-item>
          <text:p text:style-name="P23">For the WiF country use “US”</text:p>
        </text:list-item>
      </text:list>
      <text:h text:style-name="Heading_20_1" text:outline-level="1"><text:span text:style-name="T29">Serving</text:span> a Web Page</text:h>
      <text:p text:style-name="P9">We are going to do some things a little different. Instead of send a plain text “Hello!” to the web browser, we are going to send HTML. You may be familiar with HTML because it is the formatting language web pages are written in. So, the <text:span text:style-name="T11">response</text:span><text:span text:style-name="T14"> the Pico W is going to send is </text:span><text:span text:style-name="T17">in a string. Define this string before any loops in your program. T</text:span><text:span text:style-name="T14">he </text:span><text:span text:style-name="T17">response is the</text:span><text:span text:style-name="T14"> HTML below:</text:span></text:p>
      <text:p text:style-name="Code">response = """&lt;!DOCTYPE html&gt;</text:p>
      <text:p text:style-name="Code">&lt;html&gt;</text:p>
      <text:p text:style-name="Code">&lt;head&gt;</text:p>
      <text:p text:style-name="Code"><text:s text:c="2"/>&lt;title&gt;Pico W&lt;/title&gt;</text:p>
      <text:p text:style-name="Code">&lt;/head&gt;</text:p>
      <text:p text:style-name="Code">&lt;body&gt;</text:p>
      <text:p text:style-name="Code"><text:s text:c="2"/>&lt;h1&gt;Pico W&lt;/h1&gt;</text:p>
      <text:p text:style-name="Code"><text:s text:c="2"/>&lt;p&gt;Hello World <text:span text:style-name="T25">from Raspberry Pi Pico W!</text:span>&lt;/p&gt;</text:p>
      <text:p text:style-name="Code">&lt;/body&gt;</text:p>
      <text:p text:style-name="Code">&lt;/html&gt;</text:p>
      <text:p text:style-name="Code">"""</text:p>
      <text:list xml:id="list85948290874235" text:continue-numbering="true" text:style-name="AdvLab-Bullet">
        <text:list-item>
          <text:p text:style-name="P21"><text:span text:style-name="T16">Remember triple quotes, </text:span><text:span text:style-name="Code"><text:span text:style-name="T25">"""</text:span></text:span><text:span text:style-name="T16">, allow strings to span multiple lines. </text:span></text:p>
        </text:list-item>
        <text:list-item>
          <text:p text:style-name="P27"><text:span text:style-name="T14">The </text:span><text:span text:style-name="Code">&lt;!DOCTYPE html&gt;</text:span><text:span text:style-name="T14"> tells your browser that HTML formatted text is coming.</text:span></text:p>
        </text:list-item>
        <text:list-item>
          <text:p text:style-name="P27"><text:span text:style-name="T14">The HTML document is sandwiched between </text:span><text:span text:style-name="Code">&lt;html&gt;</text:span><text:span text:style-name="T14"> and </text:span><text:span text:style-name="Code">&lt;/html&gt;</text:span><text:span text:style-name="T14">. In fact almost all HTML content is bracketed between tags with this style.</text:span></text:p>
        </text:list-item>
        <text:list-item>
          <text:p text:style-name="P27"><text:span text:style-name="T14">The </text:span><text:span text:style-name="Code">head</text:span><text:span text:style-name="T14"> is web page metadata that does not show up in the browser.</text:span></text:p>
        </text:list-item>
        <text:list-item>
          <text:p text:style-name="P27"><text:span text:style-name="T14">The </text:span><text:span text:style-name="Code">title</text:span><text:span text:style-name="T14"> of the web page is what shows up in your browser tab label above the web page.</text:span></text:p>
        </text:list-item>
        <text:list-item>
          <text:p text:style-name="P27"><text:span text:style-name="T14">The main part of the web page is between the </text:span><text:span text:style-name="Code">body</text:span><text:span text:style-name="T14"> tags.</text:span></text:p>
        </text:list-item>
        <text:list-item>
          <text:p text:style-name="P27"><text:span text:style-name="T14">There will be a first level header, </text:span><text:span text:style-name="Code">h1</text:span><text:span text:style-name="T14">, at the top of the web page. This is usually large and bold.</text:span></text:p>
        </text:list-item>
        <text:list-item>
          <text:p text:style-name="P20"><text:span text:style-name="T16">Next is a </text:span>paragraph<text:span text:style-name="Code">,</text:span> <text:span text:style-name="Code"><text:span text:style-name="T25">p</text:span></text:span><text:span text:style-name="Code">,</text:span> <text:span text:style-name="T16">with the welcome message.</text:span></text:p>
        </text:list-item>
        <text:list-item>
          <text:p text:style-name="P23">Finally, all of the tags are closed.</text:p>
        </text:list-item>
      </text:list>
      <text:p text:style-name="P9"><text:span text:style-name="T14">If you want to learn more about HTML, there are many resources on the web. I like </text:span><text:a xlink:type="simple" xlink:href="https://w3schools.com/" text:style-name="Internet_20_link" text:visited-style-name="Visited_20_Internet_20_Link"><text:span text:style-name="T14">https://w3schools.com</text:span></text:a><text:span text:style-name="T14">.</text:span></text:p>
      <text:p text:style-name="P24">Change the loop in the code to:</text:p>
      <text:p text:style-name="Code">while True:</text:p>
      <text:p text:style-name="Code"><text:s text:c="4"/>try:</text:p>
      <text:p text:style-name="Code"><text:s text:c="8"/>client, address = s.accept()</text:p>
      <text:p text:style-name="Code"><text:s text:c="8"/>print("Connection accepted from ", address)</text:p>
      <text:p text:style-name="Code"><text:s text:c="8"/>client_file = client.makefile("rwb", 0)</text:p>
      <text:p text:style-name="Code"><text:s text:c="8"/>while True:</text:p>
      <text:p text:style-name="Code"><text:soft-page-break/><text:s text:c="12"/>line = client_file.readline()</text:p>
      <text:p text:style-name="Code"><text:s text:c="12"/>if not line or line == b"\r\n":</text:p>
      <text:p text:style-name="Code"><text:s text:c="16"/>break</text:p>
      <text:p text:style-name="Code"/>
      <text:p text:style-name="Code"><text:s text:c="8"/>client.send('HTTP/1.0 200 OK\r\nContent-type: text/html\r\n\r\n')</text:p>
      <text:p text:style-name="Code"><text:s text:c="8"/>client.send(response)</text:p>
      <text:p text:style-name="Code"><text:s text:c="8"/>client.close()</text:p>
      <text:p text:style-name="Code"><text:s text:c="8"/>print("Response sent, connection closed.")</text:p>
      <text:p text:style-name="Code"><text:s text:c="4"/>except OSError as e:</text:p>
      <text:p text:style-name="Code"><text:s text:c="8"/>client.close()</text:p>
      <text:p text:style-name="Code"><text:s text:c="8"/>print("Error, connection closed")</text:p>
      <text:p text:style-name="P10"><text:span text:style-name="T14">The main difference is that instead of sending </text:span><text:span text:style-name="Code">Content-type: </text:span><text:span text:style-name="Code"><text:span text:style-name="T26">text/plain</text:span></text:span><text:span text:style-name="T18">, we are sending </text:span><text:span text:style-name="Code"><text:span text:style-name="T26">text/html,</text:span></text:span><text:span text:style-name="T18"> and our response is the HTML document above in the string </text:span><text:span text:style-name="Code"><text:span text:style-name="T26">response</text:span></text:span><text:span text:style-name="T18">.</text:span></text:p>
      <text:p text:style-name="P25"/>
      <text:p text:style-name="P11"><text:span text:style-name="T18">F</text:span><text:span text:style-name="T14">or sending the temperature, change the triple quoted string to an F-string by putting f in front o</text:span><text:span text:style-name="T19">f</text:span><text:span text:style-name="T14"> the str</text:span><text:span text:style-name="T19">in</text:span><text:span text:style-name="T14">g triple quote, and change the message to something like</text:span></text:p>
      <text:p text:style-name="P4"><text:span text:style-name="Code"><text:span text:style-name="T27">The temperature of the CPU is {temperature:</text:span></text:span><text:span text:style-name="Code"><text:span text:style-name="T28">2f</text:span></text:span><text:span text:style-name="Code"><text:span text:style-name="T27">} C.</text:span></text:span></text:p>
      <text:p text:style-name="Standard">Since <text:span text:style-name="T28">it is an f-string the value of the variable is printed as a float with two decimal places of precision.</text:span></text:p>
      <text:h text:style-name="P16" text:outline-level="1">Controlling an LED from a Web Page</text:h>
      <text:p text:style-name="P5">Once the Pico W is set up to serve a web page, you can also use it to send dat from a browser to the Pico W. You can actively control what the Pico W is doing.</text:p>
      <text:p text:style-name="P5">Work through the section <text:span text:style-name="T11">Controlling an LED</text:span><text:span text:style-name="T14"> in Ch. 12.</text:span></text:p>
      <text:p text:style-name="P26"/>
      <text:h text:style-name="P17" text:outline-level="1">Sending Data to the Cloud</text:h>
      <text:p text:style-name="P5">Serving a web page is nice, but for some applications, you want the data stored permanently <text:span text:style-name="T11">on the cloud</text:span><text:span text:style-name="T14">, that is at some web site. </text:span></text:p>
      <text:p text:style-name="P12"><text:span text:style-name="T14">First we need a protocol for sending data to a server. One of the most widely used in the Internet Of Things (IoT) is MQTT. It is a publish-subscribe protocol. This means a device </text:span><text:span text:style-name="T11">publishes</text:span><text:span text:style-name="T14"> its data, or feeds, on the internet, and, optionally, none, one, or many devices or cloud services </text:span><text:span text:style-name="T11">subscribe</text:span><text:span text:style-name="T14"> to the feed. The MQTT protocol is supported by MicroPython, so we need a cloud service.</text:span></text:p>
      <text:h text:style-name="P18" text:outline-level="2">Sign Up to io.adafruit.com</text:h>
      <text:p text:style-name="P12"><text:span text:style-name="T14">Fortunately AdaFruit offers a free MQTT cloud service at </text:span><text:a xlink:type="simple" xlink:href="https://io.adafruit.com/" text:style-name="Internet_20_link" text:visited-style-name="Visited_20_Internet_20_Link"><text:span text:style-name="T14">http</text:span></text:a><text:a xlink:type="simple" xlink:href="https://io.adafruit.com/" text:style-name="Internet_20_link" text:visited-style-name="Visited_20_Internet_20_Link"><text:span text:style-name="T20">s</text:span></text:a><text:a xlink:type="simple" xlink:href="https://io.adafruit.com/" text:style-name="Internet_20_link" text:visited-style-name="Visited_20_Internet_20_Link"><text:span text:style-name="T14">://</text:span></text:a><text:a xlink:type="simple" xlink:href="https://io.adafruit.com/" text:style-name="Internet_20_link" text:visited-style-name="Visited_20_Internet_20_Link"><text:span text:style-name="T20">io.</text:span></text:a><text:a xlink:type="simple" xlink:href="https://io.adafruit.com/" text:style-name="Internet_20_link" text:visited-style-name="Visited_20_Internet_20_Link"><text:span text:style-name="T14">adafruit.</text:span></text:a><text:a xlink:type="simple" xlink:href="https://io.adafruit.com/" text:style-name="Internet_20_link" text:visited-style-name="Visited_20_Internet_20_Link"><text:span text:style-name="T20">com</text:span></text:a><text:span text:style-name="T14">. </text:span><text:span text:style-name="T20">Navigate to this link and click </text:span><text:span text:style-name="T12">Get Started for Free</text:span><text:span text:style-name="T20">. Sign up for a free account. Click on </text:span><text:span text:style-name="T12">Feeds </text:span><text:span text:style-name="T20">in top </text:span><text:span text:style-name="T30">navigation bar. On the next page in the top left click on the Key icon. Under </text:span><text:span text:style-name="T12">CircuitPython </text:span><text:span text:style-name="T20">select and copy your username and key. It should look something like this:</text:span></text:p>
      <text:p text:style-name="Code">ADAFRUIT_AIO_USERNAME = "profhuster"</text:p>
      <text:p text:style-name="Code">ADAFRUIT_AIO_KEY <text:s text:c="5"/>= "aio_GTyf<text:span text:style-name="T30">48</text:span>4q6RWzHSdW5vG7SPiQDo7i"</text:p>
      <text:p text:style-name="P7">Start a new file in Thonny and paste this information in <text:span text:style-name="T31">to save it for later.</text:span></text:p>
      <text:h text:style-name="P18" text:outline-level="2">Get MQTT MicroPython Library</text:h>
      <text:p text:style-name="P6">A feature of Thonny we have not used yet is that Thonny can find and install MicroPython libraries. <text:span text:style-name="T32">Plug in a Pico W, and click the Stop icon to get its attention and the python prompt.</text:span></text:p>
      <text:p text:style-name="P6"><text:span text:style-name="T21"/></text:p>
      <text:p text:style-name="P29"><text:soft-page-break/><text:span text:style-name="T14">Go to </text:span><text:a xlink:type="simple" xlink:href="https://raw.githubusercontent.com/pycom/pycom-libraries/master/examples/mqtt/mqtt.py" text:style-name="Internet_20_link" text:visited-style-name="Visited_20_Internet_20_Link"><text:span text:style-name="T14">https://raw.githubusercontent.com/pycom/pycom-libraries/master/examples/mqtt/mqtt.py</text:span></text:a><text:span text:style-name="T14">. </text:span><text:span text:style-name="T22">C</text:span><text:span text:style-name="T14">lick the </text:span><text:span text:style-name="T13">Download</text:span><text:span text:style-name="T22"> icon and</text:span><text:span text:style-name="T14"> save it as </text:span><text:span text:style-name="Code">mqtt.py</text:span><text:span text:style-name="T14">. Move it to your working folder. In Thonny create a folder lib on the Pico W if you don’t already have one. Upload </text:span><text:span text:style-name="Code">mqt</text:span><text:span text:style-name="Code"><text:span text:style-name="T33">t</text:span></text:span><text:span text:style-name="Code">.py</text:span><text:span text:style-name="T14"> to the lib folder.</text:span></text:p>
      <text:p text:style-name="P6"><text:span text:style-name="T21"/></text:p>
      <text:list xml:id="list85949567859320" text:continue-numbering="true" text:style-name="AdvLab-Bullet">
        <text:list-item>
          <text:p text:style-name="P30"><text:span text:style-name="T21">G</text:span><text:span text:style-name="T14">et Adafruit.io account</text:span></text:p>
        </text:list-item>
        <text:list-item>
          <text:p text:style-name="P30"><text:span text:style-name="T14">Create Feed. Go to feed, click Feed Info. Grab MQTT by Key URL and save it</text:span></text:p>
        </text:list-item>
        <text:list-item>
          <text:p text:style-name="P30"><text:span text:style-name="T14">Back. Create Dashboard. </text:span><text:span text:style-name="T23">Open dashboard. Click Settings =&gt; Create new Block =&gt; Line chart =&gt; Click on you feed and click Next Step</text:span></text:p>
        </text:list-item>
        <text:list-item>
          <text:p text:style-name="P31"><text:span text:style-name="T14">Block Settings window. Show history to Live. Click Create Block</text:span></text:p>
        </text:list-item>
        <text:list-item>
          <text:p text:style-name="P31"><text:span text:style-name="T14">Thonny =&gt; Tools =&gt; Manage packages. Search for umqtt simple. One choice should show up. Click on it (version 1.4.0) then click Install. </text:span></text:p>
        </text:list-item>
        <text:list-item>
          <text:p text:style-name="P31"><text:span text:style-name="T14">Check it is installed. In the Pico W lib folder there should be a new folder umqtt and in that, a file simple.py</text:span></text:p>
        </text:list-item>
        <text:list-item>
          <text:p text:style-name="P32"><text:span text:style-name="T14">Download mqtt_publish.py</text:span></text:p>
        </text:list-item>
        <text:list-item>
          <text:p text:style-name="P32"><text:span text:style-name="T14">Edit SSID, and Password for your WiFi</text:span></text:p>
        </text:list-item>
        <text:list-item>
          <text:p text:style-name="P32"><text:span text:style-name="T14">Lower in the code insert your MQTT username, password key, and your MQTT by Key.</text:span></text:p>
        </text:list-item>
        <text:list-item>
          <text:p text:style-name="P32"><text:span text:style-name="T14"/></text:p>
        </text:list-item>
      </text:list>
      <text:p text:style-name="P6"><text:span text:style-name="T21"/></text:p>
      <text:h text:style-name="P19" text:outline-level="2">Write the MQTT Publish Code</text:h>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7cf7c"/>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d53be4"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d53be4"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Instrumentation Lab</text:span><text:span text:style-name="MT2"><text:tab/></text:span><text:span text:style-name="MT3">Lab </text:span><text:span text:style-name="MT4">8</text:span><text:span text:style-name="MT3"> – </text:span><text:span text:style-name="MT4">WiFi</text:span><text:span text:style-name="MT5"><text:tab/></text:span><text:span text:style-name="MT6">Fall</text:span><text:span text:style-name="MT2"> 202</text:span><text:span text:style-name="MT7">4</text:span></text:p>
        <text:p text:style-name="MP2">Names __________________________________________________________________</text:p>
      </style:header>
      <style:footer>
        <text:p text:style-name="MP3"><text:file-name text:display="name-and-extension">Lab08-WiFi.odt</text:file-name><text:tab/><text:span text:style-name="MT8">—</text:span><text:span text:style-name="MT9"> </text:span><text:span text:style-name="MT9"><text:page-number text:select-page="current">2</text:page-number></text:span><text:span text:style-name="MT9"><text:s/></text:span><text:span text:style-name="MT10">of </text:span><text:span text:style-name="MT10"><text:page-count>3</text:page-count></text:span><text:span text:style-name="MT9"><text:s/></text:span><text:span text:style-name="MT8">—</text:span><text:span text:style-name="MT9"><text:tab/></text:span><text:span text:style-name="MT9"><text:date style:data-style-name="N49" text:date-value="2024-08-16T08:59:47.595048802">2024-08-14</text:date></text:span><text:span text:style-name="MT9">, </text:span><text:span text:style-name="MT9"><text:time style:data-style-name="N60" text:time-value="2024-08-16T08:59:47.595221679">11:53</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3DT4H58M55S</meta:editing-duration>
    <meta:editing-cycles>101</meta:editing-cycles>
    <meta:generator>LibreOffice/7.3.7.2$Linux_X86_64 LibreOffice_project/30$Build-2</meta:generator>
    <meta:initial-creator>Prof Huster</meta:initial-creator>
    <dc:date>2024-08-16T08:59:47.439966061</dc:date>
    <dc:creator>Prof Huster</dc:creator>
    <meta:document-statistic meta:table-count="0" meta:image-count="0" meta:object-count="0" meta:page-count="3" meta:paragraph-count="80" meta:word-count="938" meta:character-count="5508" meta:non-whitespace-character-count="4525"/>
  </office:meta>
</office:document-meta>
</file>